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634b4" officeooo:paragraph-rsid="000634b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81a5c" officeooo:paragraph-rsid="00081a5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9c472" officeooo:paragraph-rsid="0009c4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bf3fd" officeooo:paragraph-rsid="001bf3f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ext_20_body" style:list-style-name="L1"/>
    <style:style style:name="P9" style:family="paragraph" style:parent-style-name="Text_20_body">
      <style:text-properties officeooo:paragraph-rsid="00219643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" style:family="text">
      <style:text-properties officeooo:rsid="000634b4"/>
    </style:style>
    <style:style style:name="T5" style:family="text">
      <style:text-properties style:font-name="Calibri1" fo:font-size="11pt" officeooo:rsid="000634b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7c4b"/>
    </style:style>
    <style:style style:name="T8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wing"/>
        <text:variable-decl office:value-type="string" text:name="unit"/>
        <text:variable-decl office:value-type="string" text:name="promotion"/>
        <text:variable-decl office:value-type="string" text:name="salutation"/>
        <text:variable-decl office:value-type="string" text:name="grade"/>
        <text:variable-decl office:value-type="string" text:name="designation"/>
        <text:variable-decl office:value-type="string" text:name="supervisor"/>
        <text:variable-decl office:value-type="string" text:name="increment"/>
        <text:variable-decl office:value-type="string" text:name="salary"/>
        <text:variable-decl office:value-type="string" text:name="effectivefrom"/>
        <text:variable-decl office:value-type="string" text:name="letterdate"/>
        <text:variable-decl office:value-type="string" text:name="seq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6">Date</text:span>: <text:variable-set text:name="letterdate" office:value-type="string">{letterdate}</text:variable-set></text:p>
      <text:p text:style-name="P1"><text:span text:style-name="T6">Reference</text:span>: SECL/OP/HR/SE/2022/<text:variable-set text:name="seq" office:value-type="string">{seq}</text:variable-set></text:p>
      <text:p text:style-name="Text_20_body">Name<text:tab/><text:tab/>: <text:variable-set text:name="name" office:value-type="string">{name}</text:variable-set></text:p>
      <text:p text:style-name="P9">Wing<text:tab/><text:tab/>: <text:span text:style-name="T8"><text:variable-set text:name="wing" office:value-type="string">{wing}</text:variable-set></text:span></text:p>
      <text:p text:style-name="P9"><text:span text:style-name="T2">Unit</text:span><text:span text:style-name="T1"> <text:tab/><text:tab/></text:span><text:span text:style-name="T2">: </text:span><text:span text:style-name="T3"><text:variable-set text:name="unit" office:value-type="string">{unit}</text:variable-set></text:span></text:p>
      <text:p text:style-name="Text_20_body"/>
      <text:p text:style-name="Text_20_body">Subject<text:tab/><text:tab/>: <text:span text:style-name="T7">Salary enhancement</text:span><text:span text:style-name="T7"><text:variable-set text:name="promotion" office:value-type="string">{promotion}</text:variable-set></text:span></text:p>
      <text:p text:style-name="Text_20_body"/>
      <text:p text:style-name="Text_20_body">Dear <text:variable-set text:name="salutation" office:value-type="string">{salutation}</text:variable-set><text:s/><text:variable-set text:name="name" office:value-type="string">{name}</text:variable-set></text:p>
      <text:p text:style-name="Text_20_body"/>
      <text:p text:style-name="Text_20_body">Congratulations!!!</text:p>
      <text:p text:style-name="Text_20_body"/>
      <text:p text:style-name="P9">It is our pleasure to let you know that, based on your job experience, <text:span text:style-name="T4">performance</text:span> and effort in the organization, Spectrum Engineering Consortium Ltd. is offering you a salary enhancement<text:span text:style-name="T7"><text:variable-set text:name="promotion" office:value-type="string">{promotion}</text:variable-set></text:span>. Please note that th<text:span text:style-name="T5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2">Wing</text:p>
          </table:table-cell>
          <table:table-cell table:style-name="Table1.C1" office:value-type="string">
            <text:p text:style-name="P2"><text:variable-set text:name="wing" office:value-type="string">{wing}</text:variable-set></text:p>
          </table:table-cell>
        </table:table-row>
        <table:table-row table:style-name="Table1.1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2">Unit</text:p>
          </table:table-cell>
          <table:table-cell table:style-name="Table1.C2" office:value-type="string">
            <text:p text:style-name="P2"><text:variable-set text:name="unit" office:value-type="string">{unit}</text:variable-set></text:p>
          </table:table-cell>
        </table:table-row>
        <table:table-row table:style-name="Table1.1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2">Grade</text:p>
          </table:table-cell>
          <table:table-cell table:style-name="Table1.C2" office:value-type="string">
            <text:p text:style-name="P2"><text:variable-set text:name="grade" office:value-type="string">{grade}</text:variable-set></text:p>
          </table:table-cell>
        </table:table-row>
        <table:table-row table:style-name="Table1.1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2">Designation</text:p>
          </table:table-cell>
          <table:table-cell table:style-name="Table1.C2" office:value-type="string">
            <text:p text:style-name="P2"><text:variable-set text:name="designation" office:value-type="string">{designation}</text:variable-set></text:p>
          </table:table-cell>
        </table:table-row>
        <table:table-row table:style-name="Table1.1"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2">Reporting Supervisor</text:p>
          </table:table-cell>
          <table:table-cell table:style-name="Table1.C2" office:value-type="string">
            <text:p text:style-name="P2"><text:variable-set text:name="supervisor" office:value-type="string">{supervisor}</text:variable-set></text:p>
          </table:table-cell>
        </table:table-row>
        <table:table-row table:style-name="Table1.1"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2">Increment Amount</text:p>
          </table:table-cell>
          <table:table-cell table:style-name="Table1.C2" office:value-type="string">
            <text:p text:style-name="P7">BDT <text:variable-set text:name="increment" office:value-type="string">{increment}</text:variable-set></text:p>
          </table:table-cell>
        </table:table-row>
        <table:table-row table:style-name="Table1.1"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2">Final Remuneration</text:p>
          </table:table-cell>
          <table:table-cell table:style-name="Table1.C2" office:value-type="string">
            <text:p text:style-name="P7">BDT <text:variable-set text:name="salary" office:value-type="string">{salary}</text:variable-set></text:p>
          </table:table-cell>
        </table:table-row>
        <table:table-row table:style-name="Table1.1"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2">Effective Date</text:p>
          </table:table-cell>
          <table:table-cell table:style-name="Table1.C2" office:value-type="string">
            <text:p text:style-name="P6"><text:variable-set text:name="effectivefrom" office:value-type="string">{effectivefrom}</text:variable-set></text:p>
          </table:table-cell>
        </table:table-row>
      </table:table>
      <text:p text:style-name="Text_20_body"/>
      <text:p text:style-name="Text_20_body">Spectrum wishes you a great future and looks forward to a very fruitful journey <text:span text:style-name="T5">together</text:span> in coming <text:span text:style-name="T5">days</text:span>.</text:p>
      <text:p text:style-name="Text_20_body"/>
      <text:p text:style-name="Text_20_body">For Spectrum Engineering Consortium Ltd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</text:p>
      <text:p text:style-name="Text_20_body"/>
      <text:p text:style-name="Text_20_body">Copy:</text:p>
      <text:list xml:id="list2541923273" text:style-name="L1">
        <text:list-item>
          <text:p text:style-name="P8">Personal File</text:p>
        </text:list-item>
        <text:list-item>
          <text:p text:style-name="P8">Office Copy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3-04T01:56:47.454000000</dc:date>
    <meta:editing-duration>PT3H39M18S</meta:editing-duration>
    <meta:editing-cycles>15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40" meta:word-count="130" meta:character-count="768" meta:non-whitespace-character-count="674"/>
  </office:meta>
</office:document-meta>
</file>